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TimesNewRomanPSMT" svg:font-family="TimesNewRomanPSMT"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5" style:family="paragraph" style:parent-style-name="Standard">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1da53f"/>
    </style:style>
    <style:style style:name="P8" style:family="paragraph" style:parent-style-name="Standard">
      <style:text-properties fo:language="en" fo:country="US" officeooo:rsid="001f7a04" officeooo:paragraph-rsid="001f7a04"/>
    </style:style>
    <style:style style:name="P9" style:family="paragraph" style:parent-style-name="Standard">
      <style:paragraph-properties>
        <style:tab-stops>
          <style:tab-stop style:position="9.419cm"/>
        </style:tab-stops>
      </style:paragraph-properties>
    </style:style>
    <style:style style:name="P10" style:family="paragraph" style:parent-style-name="Standard">
      <style:text-properties fo:font-size="11pt" style:font-size-complex="11pt"/>
    </style:style>
    <style:style style:name="P11" style:family="paragraph" style:parent-style-name="Standard">
      <style:text-properties fo:font-size="11pt" fo:language="en" fo:country="US" style:font-size-complex="11pt"/>
    </style:style>
    <style:style style:name="P12" style:family="paragraph" style:parent-style-name="Standard">
      <style:text-properties fo:font-size="20pt" fo:font-weight="bold" style:font-size-asian="20pt" style:font-weight-asian="bold" style:font-size-complex="20pt"/>
    </style:style>
    <style:style style:name="P13" style:family="paragraph" style:parent-style-name="Standard">
      <style:text-properties fo:font-weight="bold" style:font-weight-asian="bold"/>
    </style:style>
    <style:style style:name="P14" style:family="paragraph" style:parent-style-name="Standard">
      <style:text-properties style:font-name="Calibri" fo:font-size="16pt" fo:font-weight="bold" style:font-size-asian="16pt" style:font-weight-asian="bold" style:font-size-complex="16pt" style:font-weight-complex="bold"/>
    </style:style>
    <style:style style:name="P15" style:family="paragraph" style:parent-style-name="Standard">
      <style:text-properties style:font-name="Calibri"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8" style:family="paragraph" style:parent-style-name="Standard">
      <style:text-properties fo:font-variant="normal" fo:text-transform="none" fo:font-size="12pt" fo:language="en" fo:country="US" fo:font-weight="normal" style:font-size-asian="12pt" style:font-weight-asian="normal" style:font-size-complex="12pt"/>
    </style:style>
    <style:style style:name="P19" style:family="paragraph" style:parent-style-name="Standard">
      <style:text-properties officeooo:paragraph-rsid="001b2e49"/>
    </style:style>
    <style:style style:name="P20" style:family="paragraph" style:parent-style-name="Standard">
      <style:text-properties officeooo:paragraph-rsid="001da53f"/>
    </style:style>
    <style:style style:name="P21" style:family="paragraph" style:parent-style-name="Standard">
      <style:paragraph-properties fo:text-align="center" style:justify-single-word="false"/>
      <style:text-properties officeooo:rsid="00193bb2" officeooo:paragraph-rsid="00193bb2"/>
    </style:style>
    <style:style style:name="P22" style:family="paragraph" style:parent-style-name="Standard">
      <style:text-properties officeooo:rsid="00193bb2" officeooo:paragraph-rsid="00193bb2"/>
    </style:style>
    <style:style style:name="P23" style:family="paragraph" style:parent-style-name="Standard">
      <style:text-properties officeooo:rsid="001b2e49" officeooo:paragraph-rsid="001b2e49"/>
    </style:style>
    <style:style style:name="P24" style:family="paragraph" style:parent-style-name="Standard">
      <style:text-properties officeooo:rsid="001b2e49" officeooo:paragraph-rsid="001c6171"/>
    </style:style>
    <style:style style:name="P25" style:family="paragraph" style:parent-style-name="Standard">
      <style:text-properties officeooo:rsid="001c6171" officeooo:paragraph-rsid="001c6171"/>
    </style:style>
    <style:style style:name="P26" style:family="paragraph" style:parent-style-name="Standard">
      <style:text-properties officeooo:rsid="001da53f" officeooo:paragraph-rsid="001da53f"/>
    </style:style>
    <style:style style:name="P27" style:family="paragraph" style:parent-style-name="Standard">
      <style:text-properties officeooo:paragraph-rsid="00204a58"/>
    </style:style>
    <style:style style:name="P28" style:family="paragraph" style:parent-style-name="Standard">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29" style:family="paragraph" style:parent-style-name="Standard">
      <style:paragraph-properties style:text-autospace="none"/>
      <style:text-properties style:font-name="Cambria1" fo:font-size="11pt" officeooo:rsid="00218371" officeooo:paragraph-rsid="00218371" style:font-name-asian="Cambria1" style:font-size-asian="11pt" style:font-name-complex="Cambria1" style:font-size-complex="11pt"/>
    </style:style>
    <style:style style:name="P30" style:family="paragraph" style:parent-style-name="Standard">
      <style:paragraph-properties style:text-autospace="none"/>
      <style:text-properties officeooo:paragraph-rsid="00224f39"/>
    </style:style>
    <style:style style:name="P31" style:family="paragraph" style:parent-style-name="Standard">
      <style:text-properties officeooo:rsid="0020de72" officeooo:paragraph-rsid="0020de72"/>
    </style:style>
    <style:style style:name="P32" style:family="paragraph" style:parent-style-name="Standard">
      <style:text-properties officeooo:rsid="00204a58" officeooo:paragraph-rsid="00204a58"/>
    </style:style>
    <style:style style:name="P33" style:family="paragraph" style:parent-style-name="Standard">
      <style:paragraph-properties fo:break-before="page"/>
    </style:style>
    <style:style style:name="P34"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35"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36" style:family="paragraph" style:parent-style-name="Contents_20_1">
      <style:paragraph-properties>
        <style:tab-stops>
          <style:tab-stop style:position="14.651cm" style:type="right" style:leader-style="dotted" style:leader-text="."/>
        </style:tab-stops>
      </style:paragraph-properties>
    </style:style>
    <style:style style:name="P37" style:family="paragraph" style:parent-style-name="Contents_20_2">
      <style:paragraph-properties>
        <style:tab-stops>
          <style:tab-stop style:position="14.651cm" style:type="right" style:leader-style="dotted" style:leader-text="."/>
        </style:tab-stops>
      </style:paragraph-properties>
    </style:style>
    <style:style style:name="P38" style:family="paragraph" style:parent-style-name="Contents_20_3">
      <style:paragraph-properties>
        <style:tab-stops>
          <style:tab-stop style:position="14.651cm" style:type="right" style:leader-style="dotted" style:leader-text="."/>
        </style:tab-stops>
      </style:paragraph-properties>
    </style:style>
    <style:style style:name="P39"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40" style:family="paragraph" style:parent-style-name="Text_20_body">
      <style:text-properties officeooo:paragraph-rsid="001a700d"/>
    </style:style>
    <style:style style:name="P41" style:family="paragraph" style:parent-style-name="Text_20_body">
      <style:text-properties officeooo:rsid="001acb7f" officeooo:paragraph-rsid="001b2e49"/>
    </style:style>
    <style:style style:name="P42" style:family="paragraph" style:parent-style-name="Text_20_body">
      <style:text-properties officeooo:rsid="001acb7f" officeooo:paragraph-rsid="001acb7f"/>
    </style:style>
    <style:style style:name="P43" style:family="paragraph" style:parent-style-name="Text_20_body">
      <style:text-properties officeooo:rsid="001acb7f" officeooo:paragraph-rsid="00261b65"/>
    </style:style>
    <style:style style:name="P44" style:family="paragraph" style:parent-style-name="Text_20_body">
      <style:text-properties officeooo:paragraph-rsid="00261b65"/>
    </style:style>
    <style:style style:name="P45" style:family="paragraph" style:parent-style-name="Standard" style:master-page-name="First_20_Page">
      <style:paragraph-properties style:page-number="auto"/>
    </style:style>
    <style:style style:name="P46" style:family="paragraph" style:parent-style-name="Standard" style:list-style-name="">
      <style:paragraph-properties fo:text-align="start" style:justify-single-word="false" style:text-autospace="none"/>
      <style:text-properties style:font-name="Cambria1" fo:font-size="10pt" style:font-name-asian="Cambria1" style:font-size-asian="10pt" style:font-name-complex="Cambria1" style:font-size-complex="10pt"/>
    </style:style>
    <style:style style:name="P47" style:family="paragraph" style:parent-style-name="Standard" style:list-style-name="">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48" style:family="paragraph" style:parent-style-name="Standard" style:list-style-name="">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49" style:family="paragraph" style:parent-style-name="Standard">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50" style:family="paragraph" style:parent-style-name="Standard" style:list-style-name="L2">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51" style:family="paragraph" style:parent-style-name="Standard" style:list-style-name="L2">
      <style:paragraph-properties fo:text-align="start" style:justify-single-word="false" style:text-autospace="none"/>
      <style:text-properties style:font-name="Cambria1" fo:font-size="11pt" officeooo:paragraph-rsid="003caaa5" style:font-name-asian="Cambria1" style:font-size-asian="11pt" style:font-name-complex="Cambria1" style:font-size-complex="11pt"/>
    </style:style>
    <style:style style:name="P52" style:family="paragraph" style:parent-style-name="Standard" style:list-style-name="L2">
      <style:paragraph-properties fo:text-align="start" style:justify-single-word="false" style:text-autospace="none"/>
      <style:text-properties style:font-name="Cambria1" fo:font-size="11pt" officeooo:paragraph-rsid="003ea864" style:font-name-asian="Cambria1" style:font-size-asian="11pt" style:font-name-complex="Cambria1" style:font-size-complex="11pt"/>
    </style:style>
    <style:style style:name="P53" style:family="paragraph" style:parent-style-name="Standard" style:list-style-name="">
      <style:paragraph-properties style:text-autospace="none"/>
      <style:text-properties style:font-name="Cambria1" fo:font-size="11pt" style:font-name-asian="Cambria1" style:font-size-asian="11pt" style:font-name-complex="Cambria1" style:font-size-complex="11pt"/>
    </style:style>
    <style:style style:name="P54" style:family="paragraph" style:parent-style-name="Standard">
      <style:text-properties style:font-name="Cambria1" fo:font-size="11pt" officeooo:paragraph-rsid="002e1bda" style:font-name-asian="Cambria1" style:font-size-asian="11pt" style:font-name-complex="Cambria1" style:font-size-complex="11pt"/>
    </style:style>
    <style:style style:name="P55" style:family="paragraph" style:parent-style-name="Standard">
      <style:text-properties style:font-name="Cambria1" fo:font-size="11pt" officeooo:paragraph-rsid="002cf795" style:font-name-asian="Cambria1" style:font-size-asian="11pt" style:font-name-complex="Cambria1" style:font-size-complex="11pt"/>
    </style:style>
    <style:style style:name="P56" style:family="paragraph" style:parent-style-name="Standard">
      <style:text-properties style:font-name="Cambria1" fo:font-size="11pt" officeooo:paragraph-rsid="003b079f" style:font-name-asian="Cambria1" style:font-size-asian="11pt" style:font-name-complex="Cambria1" style:font-size-complex="11pt"/>
    </style:style>
    <style:style style:name="P57" style:family="paragraph" style:parent-style-name="Standard" style:list-style-name="">
      <style:paragraph-properties fo:text-align="start" style:justify-single-word="false" style:text-autospace="none"/>
      <style:text-properties style:font-name="Cambria1" fo:font-size="11pt" officeooo:paragraph-rsid="003c485e" style:font-size-asian="11pt" style:font-size-complex="11pt"/>
    </style:style>
    <style:style style:name="P58" style:family="paragraph" style:parent-style-name="Standard" style:list-style-name="">
      <style:paragraph-properties style:text-autospace="none"/>
    </style:style>
    <style:style style:name="P59" style:family="paragraph" style:parent-style-name="Standard" style:list-style-name="">
      <style:paragraph-properties style:text-autospace="none"/>
      <style:text-properties officeooo:paragraph-rsid="002e1bda"/>
    </style:style>
    <style:style style:name="P60" style:family="paragraph" style:parent-style-name="Standard">
      <style:text-properties officeooo:paragraph-rsid="002cf795"/>
    </style:style>
    <style:style style:name="P61" style:family="paragraph" style:parent-style-name="Standard" style:list-style-name="">
      <style:paragraph-properties fo:text-align="start" style:justify-single-word="false" style:text-autospace="none"/>
    </style:style>
    <style:style style:name="P62" style:family="paragraph" style:parent-style-name="Text_20_body">
      <style:text-properties officeooo:rsid="001b2e49" officeooo:paragraph-rsid="001b2e49"/>
    </style:style>
    <style:style style:name="P63" style:family="paragraph" style:parent-style-name="Text_20_body">
      <style:text-properties officeooo:rsid="001b2e49" officeooo:paragraph-rsid="00257e87"/>
    </style:style>
    <style:style style:name="P64" style:family="paragraph" style:parent-style-name="Text_20_body">
      <style:text-properties officeooo:rsid="00193bb2" officeooo:paragraph-rsid="001b2e49"/>
    </style:style>
    <style:style style:name="P65" style:family="paragraph" style:parent-style-name="Text_20_body">
      <style:text-properties officeooo:paragraph-rsid="001a700d"/>
    </style:style>
    <style:style style:name="P66" style:family="paragraph" style:parent-style-name="Text_20_body">
      <style:text-properties officeooo:paragraph-rsid="002e1bda"/>
    </style:style>
    <style:style style:name="P67" style:family="paragraph" style:parent-style-name="Text_20_body">
      <style:text-properties officeooo:paragraph-rsid="00261b65"/>
    </style:style>
    <style:style style:name="P68" style:family="paragraph" style:parent-style-name="Text_20_body">
      <style:text-properties officeooo:paragraph-rsid="0030130d"/>
    </style:style>
    <style:style style:name="P69" style:family="paragraph" style:parent-style-name="Heading_20_1" style:list-style-name="WWNum27"/>
    <style:style style:name="P70" style:family="paragraph" style:parent-style-name="Heading_20_1" style:list-style-name=""/>
    <style:style style:name="P71" style:family="paragraph" style:parent-style-name="Heading_20_1" style:list-style-name="WWNum27">
      <style:paragraph-properties fo:break-before="page"/>
      <style:text-properties officeooo:paragraph-rsid="00175b34"/>
    </style:style>
    <style:style style:name="P72" style:family="paragraph" style:parent-style-name="Heading_20_1" style:list-style-name="">
      <style:paragraph-properties fo:break-before="page"/>
    </style:style>
    <style:style style:name="P73" style:family="paragraph" style:parent-style-name="Heading_20_2">
      <style:text-properties officeooo:rsid="00283919"/>
    </style:style>
    <style:style style:name="P74" style:family="paragraph" style:parent-style-name="Heading_20_2" style:list-style-name="WWNum27"/>
    <style:style style:name="P75" style:family="paragraph" style:parent-style-name="Heading_20_2" style:list-style-name="WWNum27">
      <style:text-properties fo:language="en" fo:country="US"/>
    </style:style>
    <style:style style:name="P76" style:family="paragraph" style:parent-style-name="Heading_20_3" style:list-style-name="WWNum27"/>
    <style:style style:name="P77" style:family="paragraph" style:parent-style-name="Heading_20_3" style:list-style-name="WWNum27">
      <style:text-properties fo:language="en" fo:country="US"/>
    </style:style>
    <style:style style:name="P78"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79"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style:style>
    <style:style style:name="P80" style:family="paragraph" style:parent-style-name="List_20_Paragraph">
      <style:paragraph-properties fo:margin-top="0cm" fo:margin-bottom="0.212cm" style:contextual-spacing="false"/>
    </style:style>
    <style:style style:name="P81" style:family="paragraph" style:parent-style-name="List_20_Paragraph" style:list-style-name="WWNum3">
      <style:paragraph-properties fo:margin-top="0cm" fo:margin-bottom="0.212cm" style:contextual-spacing="false"/>
    </style:style>
    <style:style style:name="P82" style:family="paragraph" style:parent-style-name="AppendixSection" style:list-style-name="WWNum22"/>
    <style:style style:name="P83" style:family="paragraph" style:parent-style-name="AppendixSection" style:list-style-name="WWNum22">
      <style:paragraph-properties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language="en" fo:country="US" officeooo:rsid="002b5c54"/>
    </style:style>
    <style:style style:name="T7" style:family="text">
      <style:text-properties fo:font-style="italic" style:font-style-asian="italic"/>
    </style:style>
    <style:style style:name="T8" style:family="text">
      <style:text-properties fo:font-size="11pt" fo:language="en" fo:country="US" style:font-size-complex="11pt"/>
    </style:style>
    <style:style style:name="T9" style:family="text">
      <style:text-properties fo:font-size="11pt" style:font-size-asian="11pt" style:font-size-complex="11pt"/>
    </style:style>
    <style:style style:name="T10" style:family="text">
      <style:text-properties fo:font-size="11pt" officeooo:rsid="00329054" style:font-size-asian="11pt" style:font-size-complex="11pt"/>
    </style:style>
    <style:style style:name="T11" style:family="text">
      <style:text-properties officeooo:rsid="001a9f7e"/>
    </style:style>
    <style:style style:name="T12" style:family="text">
      <style:text-properties style:font-name="Cambria" fo:font-size="11pt" fo:language="en" fo:country="US" style:font-size-asian="11pt" style:font-name-complex="Cambria3" style:font-size-complex="11pt"/>
    </style:style>
    <style:style style:name="T13" style:family="text">
      <style:text-properties officeooo:rsid="001a700d"/>
    </style:style>
    <style:style style:name="T14" style:family="text">
      <style:text-properties officeooo:rsid="001acb7f"/>
    </style:style>
    <style:style style:name="T15" style:family="text">
      <style:text-properties officeooo:rsid="001b2e49"/>
    </style:style>
    <style:style style:name="T16" style:family="text">
      <style:text-properties officeooo:rsid="001c6171"/>
    </style:style>
    <style:style style:name="T17" style:family="text">
      <style:text-properties officeooo:rsid="001da53f"/>
    </style:style>
    <style:style style:name="T18" style:family="text">
      <style:text-properties officeooo:rsid="00204a58"/>
    </style:style>
    <style:style style:name="T19" style:family="text">
      <style:text-properties officeooo:rsid="0020de72"/>
    </style:style>
    <style:style style:name="T20" style:family="text">
      <style:text-properties style:font-name="Cambria1" fo:font-size="11pt" style:font-name-asian="Cambria1" style:font-size-asian="11pt" style:font-name-complex="Cambria1" style:font-size-complex="11pt"/>
    </style:style>
    <style:style style:name="T21" style:family="text">
      <style:text-properties style:font-name="Cambria1" fo:font-size="11pt" officeooo:rsid="0020de72" style:font-name-asian="Cambria1" style:font-size-asian="11pt" style:font-name-complex="Cambria1" style:font-size-complex="11pt"/>
    </style:style>
    <style:style style:name="T22" style:family="text">
      <style:text-properties style:font-name="Cambria1" fo:font-size="11pt" officeooo:rsid="00218371" style:font-name-asian="Cambria1" style:font-size-asian="11pt" style:font-name-complex="Cambria1" style:font-size-complex="11pt"/>
    </style:style>
    <style:style style:name="T23" style:family="text">
      <style:text-properties style:font-name="Cambria1" fo:font-size="11pt" officeooo:rsid="00224f39" style:font-name-asian="Cambria1" style:font-size-asian="11pt" style:font-name-complex="Cambria1" style:font-size-complex="11pt"/>
    </style:style>
    <style:style style:name="T24" style:family="text">
      <style:text-properties style:font-name="Cambria1" fo:font-size="11pt" officeooo:rsid="00241a42" style:font-name-asian="Cambria1" style:font-size-asian="11pt" style:font-name-complex="Cambria1" style:font-size-complex="11pt"/>
    </style:style>
    <style:style style:name="T25" style:family="text">
      <style:text-properties style:font-name="Cambria1" fo:font-size="11pt" officeooo:rsid="002cf795" style:font-name-asian="Cambria1" style:font-size-asian="11pt" style:font-name-complex="Cambria1" style:font-size-complex="11pt"/>
    </style:style>
    <style:style style:name="T26" style:family="text">
      <style:text-properties style:font-name="Cambria1" fo:font-size="11pt" officeooo:rsid="00319f15" style:font-name-asian="Cambria1" style:font-size-asian="11pt" style:font-name-complex="Cambria1" style:font-size-complex="11pt"/>
    </style:style>
    <style:style style:name="T27" style:family="text">
      <style:text-properties officeooo:rsid="00218371"/>
    </style:style>
    <style:style style:name="T28" style:family="text">
      <style:text-properties officeooo:rsid="00261b65"/>
    </style:style>
    <style:style style:name="T29" style:family="text">
      <style:text-properties officeooo:rsid="002cf795"/>
    </style:style>
    <style:style style:name="T30" style:family="text">
      <style:text-properties officeooo:rsid="0030130d"/>
    </style:style>
    <style:style style:name="T31" style:family="text">
      <style:text-properties style:font-name="Cambria-Italic" fo:font-size="11pt" fo:font-style="italic" style:font-name-asian="Cambria-Italic" style:font-size-asian="11pt" style:font-style-asian="italic" style:font-name-complex="Cambria-Italic" style:font-size-complex="11pt" style:font-style-complex="italic"/>
    </style:style>
    <style:style style:name="T32" style:family="text">
      <style:text-properties officeooo:rsid="00329054"/>
    </style:style>
    <style:style style:name="T33" style:family="text">
      <style:text-properties officeooo:rsid="003705ad"/>
    </style:style>
    <style:style style:name="T34" style:family="text">
      <style:text-properties officeooo:rsid="00385b35"/>
    </style:style>
    <style:style style:name="T35" style:family="text">
      <style:text-properties style:font-name="TimesNewRomanPSMT" fo:font-size="11pt" style:font-name-asian="TimesNewRomanPSMT" style:font-size-asian="11pt" style:font-name-complex="TimesNewRomanPSMT" style:font-size-complex="11pt"/>
    </style:style>
    <style:style style:name="T36" style:family="text">
      <style:text-properties style:font-name="TimesNewRomanPSMT" fo:font-size="11pt" officeooo:rsid="00385b35" style:font-name-asian="TimesNewRomanPSMT" style:font-size-asian="11pt" style:font-name-complex="TimesNewRomanPSMT" style:font-size-complex="11pt"/>
    </style:style>
    <style:style style:name="T37" style:family="text">
      <style:text-properties officeooo:rsid="0039d3ab"/>
    </style:style>
    <style:style style:name="T38" style:family="text">
      <style:text-properties style:font-name-asian="Cambria1" style:font-name-complex="Cambria1"/>
    </style:style>
    <style:style style:name="T39" style:family="text">
      <style:text-properties officeooo:rsid="002e1bda" style:font-name-asian="Cambria1" style:font-name-complex="Cambria1"/>
    </style:style>
    <style:style style:name="T40" style:family="text">
      <style:text-properties officeooo:rsid="003c485e"/>
    </style:style>
    <style:style style:name="T41" style:family="text">
      <style:text-properties officeooo:rsid="003caaa5"/>
    </style:style>
    <style:style style:name="T42" style:family="text">
      <style:text-properties officeooo:rsid="003ea864"/>
    </style:style>
    <style:style style:name="T4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P3"/>
      <text:p text:style-name="P4">SEARCH FOR ## BEFORE HAND IN</text:p>
      <text:p text:style-name="P3">FIXME – the name of your project</text:p>
      <text:p text:style-name="Standard"/>
      <text:p text:style-name="Standard"/>
      <text:p text:style-name="P5">Final Report for CS39440 Major Project<office:annotation><dc:creator>Neil Taylor</dc:creator><dc:date>2012-03-07T21:42:00</dc:date><text:p>Change this for your module.</text:p><text:p/></office:annotation></text:p>
      <text:p text:style-name="P5"/>
      <text:p text:style-name="P5"><text:span text:style-name="T7">Author</text:span>: <text:span text:style-name="T1">Adam Connah</text:span> (<text:span text:style-name="T1">aoc9@</text:span><text:a xlink:type="simple" xlink:href="mailto:yourid@aber.ac.uk">aber.ac.uk</text:a>)</text:p>
      <text:p text:style-name="P5"><text:span text:style-name="T7">Supervisor</text:span>: <text:span text:style-name="T1">Georgios Gkoutos</text:span> (<text:span text:style-name="T1">geg18</text:span>@aber.ac.uk)</text:p>
      <text:p text:style-name="P5"/>
      <text:p text:style-name="P5"><text:span text:style-name="T1">22nd</text:span> <text:span text:style-name="T1">April</text:span> 2012<office:annotation><dc:creator>Neil Taylor</dc:creator><dc:date>2012-03-07T21:46:00</dc:date><text:p>Date for this version of the document.</text:p><text:p/></office:annotation></text:p>
      <text:p text:style-name="P5"/>
      <text:p text:style-name="P5">Version <text:span text:style-name="T1">0</text:span>.<text:span text:style-name="T1">1</text:span> (Draft)</text:p>
      <text:p text:style-name="P5"/>
      <text:p text:style-name="P5"/>
      <text:p text:style-name="P5"/>
      <text:p text:style-name="P21"/>
      <text:p text:style-name="P5">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9"><text:tab/></text:p>
      <text:p text:style-name="Standard"/>
      <text:p text:style-name="P35">Declaration of originality</text:p>
      <text:p text:style-name="Standard"/>
      <text:p text:style-name="P39">In signing below, I confirm that:</text:p>
      <text:list xml:id="list32575363" text:style-name="WWNum6">
        <text:list-item>
          <text:p text:style-name="P78">This submission is my own work, except where clearly indicated. </text:p>
        </text:list-item>
        <text:list-item>
          <text:p text:style-name="P78">I understand that there are severe penalties for plagiarism and other unfair practice, which can lead to loss of marks or even the withholding of a degree. </text:p>
        </text:list-item>
        <text:list-item>
          <text:p text:style-name="P78">I have read the sections on unfair practice in the Students’ Examinations Handbook and the relevant sections of the current Student Handbook of the Department of Computer Science. </text:p>
        </text:list-item>
        <text:list-item>
          <text:p text:style-name="P78">I understand and agree to abide by the University’s regulations governing these issues. </text:p>
        </text:list-item>
      </text:list>
      <text:p text:style-name="P11"/>
      <text:p text:style-name="Standard"><text:span text:style-name="T8">Signature ……………………………………………. (Your Name</text:span><office:annotation><dc:creator>Neil Taylor</dc:creator><dc:date>2012-03-07T22:04:00</dc:date><text:p>Change</text:p><text:p/></office:annotation><text:span text:style-name="T8">)</text:span></text:p>
      <text:p text:style-name="Standard"/>
      <text:p text:style-name="Standard">Date …………………………………………………</text:p>
      <text:p text:style-name="Standard"/>
      <text:p text:style-name="Standard"/>
      <text:p text:style-name="Standard"/>
      <text:p text:style-name="Standard"/>
      <text:p text:style-name="P17">Consent to share this work</text:p>
      <text:p text:style-name="Standard"/>
      <text:p text:style-name="P6">In signing below, I hereby agree to this dissertation being made available to other students and academic staff of the Aberystwyth Computer Science Department.</text:p>
      <text:p text:style-name="P6"/>
      <text:p text:style-name="P6"/>
      <text:p text:style-name="Standard"><text:span text:style-name="T8">Signature ……………………………………………. (Your Name</text:span><office:annotation><dc:creator>Neil Taylor</dc:creator><dc:date>2012-03-07T22:05:00</dc:date><text:p>Change</text:p><text:p/></office:annotation><text:span text:style-name="T8">)</text:span></text:p>
      <text:p text:style-name="Standard"/>
      <text:p text:style-name="Standard">Date …………………………………………………</text:p>
      <text:p text:style-name="Standard"/>
      <text:p text:style-name="P35">Acknowledgements</text:p>
      <text:p text:style-name="Standard"/>
      <text:p text:style-name="Standard">I am grateful to…</text:p>
      <text:p text:style-name="Standard"/>
      <text:p text:style-name="Standard">I’d like to thank…</text:p>
      <text:p text:style-name="P10"/>
      <text:p text:style-name="P35">Abstract</text:p>
      <text:p text:style-name="P10"/>
      <text:p text:style-name="P11">Include an abstract for your project. This should be no more than 300 words.</text:p>
      <text:p text:style-name="P33"/>
      <text:p text:style-name="P12">Contents</text:p>
      <text:p text:style-name="P12"/>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489_1464131013" text:style-name="Index_20_Link" text:visited-style-name="Index_20_Link">1.Background &amp; Objectives<text:tab/>9</text:a></text:p>
          <text:p text:style-name="P36"><text:a xlink:type="simple" xlink:href="#__RefHeading__491_1464131013" text:style-name="Index_20_Link" text:visited-style-name="Index_20_Link">2.Development Process<text:tab/>10</text:a></text:p>
          <text:p text:style-name="P37"><text:a xlink:type="simple" xlink:href="#__RefHeading__493_1464131013" text:style-name="Index_20_Link" text:visited-style-name="Index_20_Link">2.1.Introduction <text:tab/>10</text:a></text:p>
          <text:p text:style-name="P37"><text:a xlink:type="simple" xlink:href="#__RefHeading__495_1464131013" text:style-name="Index_20_Link" text:visited-style-name="Index_20_Link">2.2.Modifications <text:tab/>10</text:a></text:p>
          <text:p text:style-name="P36"><text:a xlink:type="simple" xlink:href="#__RefHeading__497_1464131013" text:style-name="Index_20_Link" text:visited-style-name="Index_20_Link">3.Design<text:tab/>11</text:a></text:p>
          <text:p text:style-name="P37"><text:a xlink:type="simple" xlink:href="#__RefHeading__499_1464131013" text:style-name="Index_20_Link" text:visited-style-name="Index_20_Link">3.1.Overall Architecture<text:tab/>11</text:a></text:p>
          <text:p text:style-name="P37"><text:a xlink:type="simple" xlink:href="#__RefHeading__501_1464131013" text:style-name="Index_20_Link" text:visited-style-name="Index_20_Link">3.2.Detailed Design <text:tab/>11</text:a></text:p>
          <text:p text:style-name="P38"><text:a xlink:type="simple" xlink:href="#__RefHeading__503_1464131013" text:style-name="Index_20_Link" text:visited-style-name="Index_20_Link">3.2.1.Even More Detail<text:tab/>11</text:a></text:p>
          <text:p text:style-name="P37"><text:a xlink:type="simple" xlink:href="#__RefHeading__505_1464131013" text:style-name="Index_20_Link" text:visited-style-name="Index_20_Link">3.3.User Interface Design <text:tab/>11</text:a></text:p>
          <text:p text:style-name="P37"><text:a xlink:type="simple" xlink:href="#__RefHeading__507_1464131013" text:style-name="Index_20_Link" text:visited-style-name="Index_20_Link">3.4.Other Relevant Sections<text:tab/>11</text:a></text:p>
          <text:p text:style-name="P36"><text:a xlink:type="simple" xlink:href="#__RefHeading__509_1464131013" text:style-name="Index_20_Link" text:visited-style-name="Index_20_Link">4.Implementation<text:tab/>13</text:a></text:p>
          <text:p text:style-name="P36"><text:a xlink:type="simple" xlink:href="#__RefHeading__511_1464131013" text:style-name="Index_20_Link" text:visited-style-name="Index_20_Link">5.Testing<text:tab/>14</text:a></text:p>
          <text:p text:style-name="P37"><text:a xlink:type="simple" xlink:href="#__RefHeading__513_1464131013" text:style-name="Index_20_Link" text:visited-style-name="Index_20_Link">5.1.Overall Approach to Testing <text:tab/>14</text:a></text:p>
          <text:p text:style-name="P37"><text:a xlink:type="simple" xlink:href="#__RefHeading__515_1464131013" text:style-name="Index_20_Link" text:visited-style-name="Index_20_Link">5.2.Automated Testing <text:tab/>14</text:a></text:p>
          <text:p text:style-name="P38"><text:a xlink:type="simple" xlink:href="#__RefHeading__517_1464131013" text:style-name="Index_20_Link" text:visited-style-name="Index_20_Link">5.2.1.Unit Tests<text:tab/>14</text:a></text:p>
          <text:p text:style-name="P38"><text:a xlink:type="simple" xlink:href="#__RefHeading__519_1464131013" text:style-name="Index_20_Link" text:visited-style-name="Index_20_Link">5.2.2.User Interface Testing <text:tab/>14</text:a></text:p>
          <text:p text:style-name="P38"><text:a xlink:type="simple" xlink:href="#__RefHeading__521_1464131013" text:style-name="Index_20_Link" text:visited-style-name="Index_20_Link">5.2.3.Stress Testing <text:tab/>14</text:a></text:p>
          <text:p text:style-name="P38"><text:a xlink:type="simple" xlink:href="#__RefHeading__523_1464131013" text:style-name="Index_20_Link" text:visited-style-name="Index_20_Link">5.2.4.Other Types of Testing <text:tab/>14</text:a></text:p>
          <text:p text:style-name="P37"><text:a xlink:type="simple" xlink:href="#__RefHeading__525_1464131013" text:style-name="Index_20_Link" text:visited-style-name="Index_20_Link">5.3.Integration Testing <text:tab/>14</text:a></text:p>
          <text:p text:style-name="P37"><text:a xlink:type="simple" xlink:href="#__RefHeading__527_1464131013" text:style-name="Index_20_Link" text:visited-style-name="Index_20_Link">5.4.User Testing<text:tab/>14</text:a></text:p>
          <text:p text:style-name="P36"><text:a xlink:type="simple" xlink:href="#__RefHeading__529_1464131013" text:style-name="Index_20_Link" text:visited-style-name="Index_20_Link">6.Evaluation<text:tab/>16</text:a></text:p>
          <text:p text:style-name="P36"><text:a xlink:type="simple" xlink:href="#__RefHeading__531_1464131013" text:style-name="Index_20_Link" text:visited-style-name="Index_20_Link">Appendices<text:tab/>17</text:a></text:p>
          <text:p text:style-name="P36"><text:a xlink:type="simple" xlink:href="#__RefHeading__533_1464131013" text:style-name="Index_20_Link" text:visited-style-name="Index_20_Link">Annotated Bibliography<text:tab/>19</text:a></text:p>
        </text:index-body>
      </text:table-of-content>
      <text:p text:style-name="P18"/>
      <text:p text:style-name="Standard"/>
      <text:list xml:id="list32551532" text:style-name="WWNum27">
        <text:list-item>
          <text:h text:style-name="P71" text:outline-level="1"><text:bookmark-start text:name="__RefHeading__489_1464131013"/><text:bookmark-start text:name="_Toc222978592"/><text:bookmark-start text:name="_Toc192777705"/>Background &amp; Objectives<text:bookmark-end text:name="__RefHeading__489_1464131013"/><text:bookmark-end text:name="_Toc222978592"/><text:bookmark-end text:name="_Toc192777705"/></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22">Background</text:p>
      <text:p text:style-name="P22">Project Goals</text:p>
      <text:p text:style-name="P22">Project Desirables</text:p>
      <text:p text:style-name="P22"/>
      <text:list xml:id="list41533898" text:continue-numbering="true" text:style-name="WWNum27">
        <text:list-item>
          <text:list>
            <text:list-item>
              <text:h text:style-name="Heading_20_2" text:outline-level="2">B<text:span text:style-name="T13">ackground</text:span> of Project</text:h>
            </text:list-item>
          </text:list>
        </text:list-item>
      </text:list>
      <text:p text:style-name="P66">In the current day and age, the field of Biology has vast amounts of data that they are unable to quantify quickly and, as a result, <text:span text:style-name="T11">they</text:span> need a system that will enable them to do so. <text:span text:style-name="T29">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span></text:p>
      <text:p text:style-name="P54"><text:span text:style-name="T29">The project has a huge potential in terms of the impact it can have, for good, on the</text:span></text:p>
      <text:p text:style-name="P47">world that we live in. Using the application biologists will be able to draw upon a huge</text:p>
      <text:p text:style-name="P47">resource of data, that will be constantly expanding, from all across the globe. The</text:p>
      <text:p text:style-name="P47">prospect of playing a small part in the discovery of a new understanding or knowledge</text:p>
      <text:p text:style-name="P47">of a disease or illness, which could lead to providing a better quality of life to people, is a</text:p>
      <text:p text:style-name="P47">fantastic opportunity. This project has the potential to become a very powerful tool, and</text:p>
      <text:p text:style-name="P59"><text:span text:style-name="T20">one that can be used out in the world for a great purpose.</text:span></text:p>
      <text:p text:style-name="P59"><text:span text:style-name="T29"><office:annotation><dc:creator>Unknown Author</dc:creator><dc:date>2013-04-02T16:20:05.22</dc:date><text:p text:style-name="P84"><text:span text:style-name="T43">Why the need for project.</text:span></text:p><text:p text:style-name="P84"><text:span text:style-name="T43"/></text:p></office:annotation></text:span></text:p>
      <text:p text:style-name="P40"><text:span text:style-name="T13">The project being undertaken is to create</text:span> a <text:span text:style-name="T13">web application which queries an</text:span> RDF store to provide a fast analysis of the similarity between different phenotypes in animals. This knowledge can then be used to aid our understanding of the function of genes, by systematically analyzing the phenotypic outcome of their mutation. <text:span text:style-name="T13">This will</text:span> ultimately facilitate our ability to prioritize causative genes for rare and orphan diseases by<office:annotation><dc:creator>Unknown Author</dc:creator><dc:date>2013-04-01T21:22:53</dc:date><text:p text:style-name="P85"><text:span text:style-name="T44">Ok this is intro. <text:s/>Into detail about why they need it etc. more biology stuff</text:span></text:p></office:annotation> enabling the comparison of the phenotypic similarities between experimental data and human clinical signs and symptoms. </text:p>
      <text:p text:style-name="P60"><text:span text:style-name="T25"/></text:p>
      <text:list xml:id="list41537853" text:continue-numbering="true" text:style-name="WWNum27">
        <text:list-item>
          <text:list>
            <text:list-item>
              <text:h text:style-name="Heading_20_2" text:outline-level="2"><text:span text:style-name="T26">Related Work</text:span></text:h>
            </text:list-item>
          </text:list>
        </text:list-item>
      </text:list>
      <text:p text:style-name="P55"><text:span text:style-name="T29">There are a few projects that are similar to this one, from a biological point of view, but</text:span></text:p>
      <text:p text:style-name="P46"><text:span text:style-name="T9">are using different technologies. For example, PhenomeNet</text:span><text:span text:style-name="T10">[1]</text:span><text:span text:style-name="T10"><office:annotation><dc:creator>Unknown Author</dc:creator><dc:date>2013-04-02T19:17:03.70</dc:date><text:p text:style-name="P84"><text:span text:style-name="T43">Reference. Give website.</text:span></text:p><text:p text:style-name="P84"><text:span text:style-name="T43"/></text:p><text:p text:style-name="P84"><text:span text:style-name="T43">Robert Hoehndorf, Paul N. Schofield and Georgios V. Gkoutos. PhenomeNET: a whole-phenome approach to disease gene discovery. Nucleid Acids Research, 2011. </text:span></text:p></office:annotation></text:span><text:span text:style-name="T9">, is a “</text:span><text:span text:style-name="T31">Cross Species Phenotype</text:span></text:p>
      <text:p text:style-name="P58"><text:span text:style-name="T31">Network”</text:span><text:span text:style-name="T20">, which uses MySQL to produce a very similar system. PhenomeNet, is probably the most closely linked to the project as it aims to produce a</text:span></text:p>
      <text:p text:style-name="P47">very similar design for the web application, in terms of simplicity and functionality. It is</text:p>
      <text:p text:style-name="P47">also a good idea to keep it similar so that users do not get confused when switching</text:p>
      <text:p text:style-name="P58"><text:span text:style-name="T20">between the two.</text:span></text:p>
      <text:p text:style-name="P53">One of the most pleasing aspects about PhenomeNet is that it is easy for the user to</text:p>
      <text:p text:style-name="P47">realise where to begin. The homepage provides a quick explanation of the project itself,</text:p>
      <text:p text:style-name="P47">and what it can be used for, and below it has a search box. There is no unnecessary</text:p>
      <text:p text:style-name="P47">clutter, around the page, and this is something the interface of my project would like to</text:p>
      <text:p text:style-name="P47">try and emulate. PhenomeNet also has a help page, which explains which key words</text:p>
      <text:p text:style-name="P47">would be suitable to use, and this will help the user to optimise their search phrases to</text:p>
      <text:p text:style-name="P61"><text:span text:style-name="T20">gain better sets of results. A key feature of PhenomeNet is the 'similarity value', which indicates how similar two diseases are to each other in terms of their symptoms. </text:span><text:span text:style-name="T25"><office:annotation><dc:creator>Unknown Author</dc:creator><dc:date>2013-04-02T18:58:17.05</dc:date><text:p text:style-name="P84"><text:span text:style-name="T43">Should this be here? Does it analyse too much for “background” or is it fine, </text:span></text:p><text:p text:style-name="P84"><text:span text:style-name="T43"/></text:p></office:annotation></text:span></text:p>
      <text:p text:style-name="P44"><text:span text:style-name="T28"/></text:p>
      <text:p text:style-name="P68"><text:soft-page-break/><text:span text:style-name="T30">The main </text:span><text:span text:style-name="T32">weakness of <text:s/>PhenomeNet is the use of </text:span><text:span text:style-name="T32"><office:annotation><dc:creator>Unknown Author</dc:creator><dc:date>2013-04-02T20:12:33.29</dc:date><text:p text:style-name="P84"><text:span text:style-name="T43">Ask Rob for some?</text:span></text:p></office:annotation></text:span></text:p>
      <text:p text:style-name="P44"><text:span text:style-name="T28">The main advantage that the system has over it's competitors is the use of RDF</text:span><text:span text:style-name="T33">[r]</text:span><text:span text:style-name="T33"><office:annotation><dc:creator>Unknown Author</dc:creator><dc:date>2013-04-02T20:20:58.90</dc:date><text:p text:style-name="P84"><text:span text:style-name="T43">Reference RDF</text:span></text:p></office:annotation></text:span><text:span text:style-name="T28">. <text:s/></text:span><text:span text:style-name="T33">RDF (Resource Description Framework).</text:span><text:span text:style-name="T34"> </text:span><text:span text:style-name="T36">Using an RDF store is key to the project as it is a decentralized system, and hence it facilitates </text:span><text:span text:style-name="T35">the retrieval and analysis of data that resides in a variety and diverse sources. Such a store will generate a large resource that can be accessed quickly and efficiently providing biomedical researchers and bioinformaticians a valuable resource for their analysis.</text:span></text:p>
      <text:p text:style-name="P44"><text:span text:style-name="T28">##</text:span><text:span text:style-name="T37">Can I say this will be further explained in section X?</text:span><text:span text:style-name="T28"><office:annotation><dc:creator>Unknown Author</dc:creator><dc:date>2013-04-01T20:19:46</dc:date><text:p text:style-name="P85"><text:span text:style-name="T44">What is rdf</text:span><text:span text:style-name="T44"><text:line-break/></text:span><text:span text:style-name="T44">Why isit better.</text:span></text:p><text:p text:style-name="P85"><text:span text:style-name="T44"/></text:p></office:annotation></text:span></text:p>
      <text:p text:style-name="P40"/>
      <text:p text:style-name="P40">The system will be <text:span text:style-name="T11">made available via a web-based platform</text:span>, so it can be accessed from anywhere with an Internet connection, <text:span text:style-name="T13">and </text:span>the <text:span text:style-name="T13">only </text:span>specifications in terms of hardware or software, <text:span text:style-name="T13">is a modern</text:span> web browser. <text:s/>The web interface is an imperative part of the project, as it provides the tools for a user of any technical ability the opportunity to search the vast amounts of data, by using <text:span text:style-name="T13">disease or gene names</text:span>. <text:span text:style-name="T12">This interface forms an essential part of the project since it will allow users to query and analyse the data without requiring knowledge of</text:span> <text:span text:style-name="T13">the</text:span> query language. </text:p>
      <text:p text:style-name="P40"><office:annotation><dc:creator>Unknown Author</dc:creator><dc:date>2013-04-01T20:20:10</dc:date><text:p text:style-name="P85"><text:span text:style-name="T44">Mention rivals.</text:span><text:span text:style-name="T44"><text:line-break/></text:span><text:span text:style-name="T44">Why they suck.</text:span><text:span text:style-name="T44"><text:line-break/></text:span><text:span text:style-name="T44">Why they good.</text:span></text:p><text:p text:style-name="P85"><text:span text:style-name="T44">Talk in detail!</text:span></text:p><text:p text:style-name="P85"><text:span text:style-name="T44"/></text:p></office:annotation></text:p>
      <text:p text:style-name="P40">Th<text:span text:style-name="T14">e search terms provided by the user will trigger </text:span>queries to be ran on the server <text:span text:style-name="T14">and collect the results. The interface will then display this data in a meaningful manner to the user, so that they can understand it.</text:span> Again this ties in with the ease of use, and the lack of any technical knowledge on the user's behalf.</text:p>
      <text:p text:style-name="P40">The project has a huge potential in terms of the impact it can have on the world that we live in. Using the application <text:span text:style-name="T11">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42"/>
      <text:p text:style-name="P43">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31</dc:date><text:p text:style-name="P85"><text:span text:style-name="T44">Too personal above?</text:span></text:p></office:annotation></text:p>
      <text:p text:style-name="P63"/>
      <text:p text:style-name="P41">The main technologies being used by the project, will b<office:annotation><dc:creator>Unknown Author</dc:creator><dc:date>2013-04-01T19:54:16</dc:date><text:p text:style-name="P85"><text:span text:style-name="T44">Should I talk about technologies here or elsewhere?</text:span></text:p></office:annotation>e PHP and RDF. PHP will be used in collaboration with SPARQL <text:s/>to facilitate the querying of the RDF data stores. </text:p>
      <text:p text:style-name="P62">The website will be create by using Javascript, XHTML and CSS.</text:p>
      <text:p text:style-name="P64"/>
      <text:list xml:id="list41532980" text:continue-numbering="true" text:style-name="WWNum27">
        <text:list-item>
          <text:list>
            <text:list-item>
              <text:h text:style-name="P73" text:outline-level="2">Objectives</text:h>
            </text:list-item>
          </text:list>
        </text:list-item>
      </text:list>
      <text:p text:style-name="P13"/>
      <text:p text:style-name="P56"><text:span text:style-name="T29">The aim of the project is to produce a web application with an interface that allows a</text:span></text:p>
      <text:p text:style-name="P48">user with very limited computer knowledge to query the RDF store, <text:span text:style-name="T40">as well as providing a tool for the analysis of Genotypic and Phenotypic data.</text:span> <text:span text:style-name="T40">In particular it needed to include the following features:</text:span></text:p>
      <text:list xml:id="list41291177" text:style-name="L2">
        <text:list-item>
          <text:p text:style-name="P50"><text:span text:style-name="T40">Ability to search by Disease, and Gene name.</text:span></text:p>
        </text:list-item>
        <text:list-item>
          <text:p text:style-name="P51"><text:span text:style-name="T40">View the Phenotypes directly and indirectly </text:span><text:span text:style-name="T41">associated with</text:span><text:span text:style-name="T40"> the selected Genotype.</text:span></text:p>
        </text:list-item>
        <text:list-item>
          <text:p text:style-name="P50"><text:soft-page-break/><text:span text:style-name="T40">View the related </text:span><text:span text:style-name="T42">disease associated with the selected Genotype. These include, Omim, Orphanet, Mouse, Yeast, Worm, Fly, Zebrafish, Slime mold.</text:span></text:p>
        </text:list-item>
        <text:list-item>
          <text:p text:style-name="P52"><text:span text:style-name="T42">Make the system 'loop', so that the user can continuously look at associated diseases.</text:span></text:p>
        </text:list-item>
        <text:list-item>
          <text:p text:style-name="P52"><text:span text:style-name="T42">Create a treeview of the Mammalian Phenotypes for the user to view.</text:span></text:p>
        </text:list-item>
      </text:list>
      <text:p text:style-name="P48"><text:span text:style-name="T40"/></text:p>
      <text:p text:style-name="P49"><text:span text:style-name="T40"/></text:p>
      <text:p text:style-name="P57"><text:span text:style-name="T38">There will be a need for a </text:span><text:span text:style-name="T39">RDF Store</text:span><text:span text:style-name="T38">, using a suitable </text:span><text:span text:style-name="T39">d</text:span><text:span text:style-name="T38">ata management system. <text:s/>This will mean that there needs to be an interaction between the web interface and the Data Management System, and to do this PHP will be used </text:span><text:span text:style-name="T39">in combination with Sparql to query the data store.</text:span><text:span text:style-name="T38"> </text:span></text:p>
      <text:p text:style-name="P33"/>
      <text:list xml:id="list41545686" text:continue-list="list41532980" text:style-name="WWNum27">
        <text:list-item>
          <text:h text:style-name="P69" text:outline-level="1"><text:bookmark-start text:name="__RefHeading__491_1464131013"/><text:bookmark-start text:name="_Toc222978593"/>Development Process<text:bookmark-end text:name="_Toc192777706"/><text:bookmark-end text:name="__RefHeading__491_1464131013"/><text:bookmark-end text:name="_Toc222978593"/></text:h>
        </text:list-item>
      </text:list>
      <text:p text:style-name="P6"/>
      <text:p text:style-name="P6">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6"/>
      <text:p text:style-name="P6">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6"/>
      <text:p text:style-name="P6">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31">##</text:p>
      <text:p text:style-name="P32">FDD:</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23"/>
      <text:list xml:id="list41538084" text:continue-numbering="true" text:style-name="WWNum27">
        <text:list-item>
          <text:list>
            <text:list-item>
              <text:h text:style-name="P74"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Introduce the specific model that you chose to use. </text:p>
      <text:p text:style-name="P27"><text:span text:style-name="T27">The </text:span><text:span text:style-name="T18">Waterfall model w</text:span><text:span text:style-name="T27">as originally picked as the chosen methodology</text:span><text:span text:style-name="T18"> </text:span><text:span text:style-name="T19">due to its rigid nature. <text:s/></text:span><text:span text:style-name="T21">One of the key requirements for the Waterfall model to be successful, is</text:span></text:p>
      <text:p text:style-name="P28">sufficient planning in the early stages of production, as well as requirement</text:p>
      <text:p text:style-name="P30"><text:span text:style-name="T20">specifications that are not subject to change. </text:span><text:span text:style-name="T21">However, </text:span><text:span text:style-name="T23">despite the requirements being understood, the expected outcome of the project was not too clear which meant that the Waterfall method was not suitable</text:span><text:span text:style-name="T22"> and </text:span><text:span text:style-name="T23">an Agile method would be more suitable.</text:span><text:span text:style-name="T22"><office:annotation><dc:creator>Unknown Author</dc:creator><dc:date>2013-03-27T18:21:59</dc:date><text:p text:style-name="P85"><text:span text:style-name="T44">Add more about reason for change?</text:span></text:p><text:p text:style-name="P85"><text:span text:style-name="T44"/></text:p></office:annotation></text:span></text:p>
      <text:p text:style-name="P30"><text:span text:style-name="T23">T</text:span><text:span text:style-name="T22">his led to changing methodology to Feature Drive Development (FDD) </text:span><text:span text:style-name="T24">which allows for a more flexible approach, whilst creating working content. </text:span></text:p>
      <text:p text:style-name="P29"/>
      <text:p text:style-name="P29"/>
      <text:p text:style-name="P29">##what model did I settle on</text:p>
      <text:p text:style-name="P29"/>
      <text:p text:style-name="P29"/>
      <text:p text:style-name="P29"/>
      <text:p text:style-name="P32"/>
      <text:p text:style-name="P32"/>
      <text:p text:style-name="P32"/>
      <text:p text:style-name="P23"/>
      <text:p text:style-name="P19"><text:span text:style-name="T15">##why </text:span><text:span text:style-name="T16">- features</text:span></text:p>
      <text:p text:style-name="P25">##why not model x or y</text:p>
      <text:p text:style-name="P25">##good things about the model</text:p>
      <text:p text:style-name="P25">##bad things about it</text:p>
      <text:p text:style-name="P25"><text:soft-page-break/></text:p>
      <text:p text:style-name="P24">##started with waterfall.</text:p>
      <text:p text:style-name="P24">##realised it was more FDD</text:p>
      <text:p text:style-name="P25"/>
      <text:list xml:id="list41542558" text:continue-numbering="true" text:style-name="WWNum27">
        <text:list-item>
          <text:list>
            <text:list-item>
              <text:h text:style-name="P74" text:outline-level="2"><text:bookmark-start text:name="__RefHeading__495_1464131013"/><text:bookmark-start text:name="_Toc222978595"/>Modifications<text:bookmark-end text:name="_Toc222978595"/> <text:bookmark-end text:name="__RefHeading__495_1464131013"/></text:h>
            </text:list-item>
          </text:list>
        </text:list-item>
      </text:list>
      <text:p text:style-name="Standard">Did you have to modify the model to suit a one-person project? If so, what did you change and why?</text:p>
      <text:p text:style-name="Standard"/>
      <text:p text:style-name="P25">##differences between FDD in groups vs individual</text:p>
      <text:p text:style-name="P25">##how it effected project</text:p>
      <text:p text:style-name="P25">##limitations of individual</text:p>
      <text:p text:style-name="P26">## changes in project design</text:p>
      <text:p text:style-name="P26"/>
      <text:p text:style-name="P26"/>
      <text:p text:style-name="Standard"/>
      <text:p text:style-name="P7"><text:span text:style-name="T17">Y</text:span>ou should discuss your choice of implementation tools - programming language, compilers, database management system, program development environment, etc.</text:p>
      <text:p text:style-name="P20"/>
      <text:p text:style-name="P34"/>
      <text:list xml:id="list41544760" text:continue-numbering="true" text:style-name="WWNum27">
        <text:list-item>
          <text:h text:style-name="P69" text:outline-level="1"><text:bookmark-start text:name="__RefHeading__497_1464131013"/><text:bookmark-start text:name="_Toc222978596"/>Design<text:bookmark-end text:name="_Toc192777707"/><text:bookmark-end text:name="__RefHeading__497_1464131013"/><text:bookmark-end text:name="_Toc222978596"/></text:h>
        </text:list-item>
      </text:list>
      <text:p text:style-name="P6"/>
      <text:p text:style-name="P6"/>
      <text:p text:style-name="P6"/>
      <text:p text:style-name="P6"/>
      <text:p text:style-name="P6">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41527500" text:continue-numbering="true" text:style-name="WWNum27">
        <text:list-item>
          <text:list>
            <text:list-item>
              <text:h text:style-name="P74" text:outline-level="2"><text:bookmark-start text:name="_Toc192777708"/><text:bookmark-start text:name="__RefHeading__499_1464131013"/><text:bookmark-start text:name="_Toc222978597"/>Overall Architecture<text:bookmark-end text:name="__RefHeading__499_1464131013"/><text:bookmark-end text:name="_Toc222978597"/></text:h>
            </text:list-item>
          </text:list>
        </text:list-item>
      </text:list>
      <text:p text:style-name="P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7">The design should describe what you expected to do, and might also explain areas that you had to revise after some investigation.</text:p>
      <text:p text:style-name="P7"/>
      <text:list xml:id="list41519001" text:continue-numbering="true" text:style-name="WWNum27">
        <text:list-item>
          <text:list>
            <text:list-item>
              <text:h text:style-name="P74"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7">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8">##Design of system</text:p>
      <text:list xml:id="list41526918" text:continue-numbering="true" text:style-name="WWNum27">
        <text:list-item>
          <text:list>
            <text:list-item>
              <text:list>
                <text:list-item>
                  <text:h text:style-name="P76" text:outline-level="3"><text:bookmark-start text:name="__RefHeading__503_1464131013"/><text:bookmark-start text:name="_Toc222978599"/>Even More Detail<text:bookmark-end text:name="__RefHeading__503_1464131013"/><text:bookmark-end text:name="_Toc222978599"/></text:h>
                </text:list-item>
              </text:list>
            </text:list-item>
          </text:list>
        </text:list-item>
      </text:list>
      <text:p text:style-name="Standard"/>
      <text:list xml:id="list41544949" text:continue-numbering="true" text:style-name="WWNum27">
        <text:list-item>
          <text:list>
            <text:list-item>
              <text:h text:style-name="P74" text:outline-level="2"><text:bookmark-start text:name="__RefHeading__505_1464131013"/><text:bookmark-start text:name="_Toc222978600"/>User Interface Design<text:bookmark-end text:name="_Toc222978600"/> <text:bookmark-end text:name="__RefHeading__505_1464131013"/></text:h>
            </text:list-item>
          </text:list>
        </text:list-item>
      </text:list>
      <text:p text:style-name="P26">##web interface design</text:p>
      <text:p text:style-name="P26">##why</text:p>
      <text:p text:style-name="P26">##what</text:p>
      <text:p text:style-name="P26"/>
      <text:list xml:id="list41545851" text:continue-numbering="true" text:style-name="WWNum27">
        <text:list-item>
          <text:list>
            <text:list-item>
              <text:h text:style-name="P74" text:outline-level="2"><text:bookmark-start text:name="__RefHeading__507_1464131013"/><text:bookmark-start text:name="_Toc222978601"/>Other Relevant Sections<text:bookmark-end text:name="__RefHeading__507_1464131013"/><text:bookmark-end text:name="_Toc222978601"/></text:h>
            </text:list-item>
          </text:list>
        </text:list-item>
      </text:list>
      <text:p text:style-name="P20">Some example sub-sections may be as follows, but the specific sections are for you to decide .</text:p>
      <text:p text:style-name="P14"/>
      <text:p text:style-name="P33"/>
      <text:list xml:id="list41541672" text:continue-numbering="true" text:style-name="WWNum27">
        <text:list-item>
          <text:h text:style-name="P69" text:outline-level="1"><text:bookmark-start text:name="__RefHeading__509_1464131013"/><text:bookmark-start text:name="_Toc222978602"/>Implementation<text:bookmark-end text:name="_Toc192777708"/><text:bookmark-end text:name="__RefHeading__509_1464131013"/><text:bookmark-end text:name="_Toc222978602"/></text:h>
        </text:list-item>
      </text:list>
      <text:p text:style-name="P6"><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6"/>
      <text:p text:style-name="P6">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4"/>
      <text:p text:style-name="P33"/>
      <text:list xml:id="list41543251" text:continue-numbering="true" text:style-name="WWNum27">
        <text:list-item>
          <text:h text:style-name="P69" text:outline-level="1"><text:bookmark-start text:name="__RefHeading__511_1464131013"/><text:bookmark-start text:name="_Toc222978603"/>Testing<text:bookmark-end text:name="_Toc192777712"/><text:bookmark-end text:name="__RefHeading__511_1464131013"/><text:bookmark-end text:name="_Toc222978603"/></text:h>
        </text:list-item>
      </text:list>
      <text:p text:style-name="P6">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6"/>
      <text:p text:style-name="P6">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6"/>
      <text:list xml:id="list41535603" text:continue-numbering="true" text:style-name="WWNum27">
        <text:list-item>
          <text:list>
            <text:list-item>
              <text:h text:style-name="P74"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6"/>
      <text:list xml:id="list41527195" text:continue-numbering="true" text:style-name="WWNum27">
        <text:list-item>
          <text:list>
            <text:list-item>
              <text:h text:style-name="P74"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6"/>
      <text:list xml:id="list41520951" text:continue-numbering="true" text:style-name="WWNum27">
        <text:list-item>
          <text:list>
            <text:list-item>
              <text:list>
                <text:list-item>
                  <text:h text:style-name="P77" text:outline-level="3"><text:bookmark-start text:name="__RefHeading__517_1464131013"/><text:bookmark-start text:name="_Toc222978606"/>Unit Tests<text:bookmark-end text:name="__RefHeading__517_1464131013"/><text:bookmark-end text:name="_Toc222978606"/></text:h>
                </text:list-item>
              </text:list>
            </text:list-item>
          </text:list>
        </text:list-item>
      </text:list>
      <text:p text:style-name="P6"/>
      <text:list xml:id="list41535515" text:continue-numbering="true" text:style-name="WWNum27">
        <text:list-item>
          <text:list>
            <text:list-item>
              <text:list>
                <text:list-item>
                  <text:h text:style-name="P76"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6"/>
      <text:list xml:id="list41521529" text:continue-numbering="true" text:style-name="WWNum27">
        <text:list-item>
          <text:list>
            <text:list-item>
              <text:list>
                <text:list-item>
                  <text:h text:style-name="P76"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6"/>
      <text:list xml:id="list41537455" text:continue-numbering="true" text:style-name="WWNum27">
        <text:list-item>
          <text:list>
            <text:list-item>
              <text:list>
                <text:list-item>
                  <text:h text:style-name="P76"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6"/>
      <text:list xml:id="list41525965" text:continue-numbering="true" text:style-name="WWNum27">
        <text:list-item>
          <text:list>
            <text:list-item>
              <text:h text:style-name="P74"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6"/>
      <text:list xml:id="list41527840" text:continue-numbering="true" text:style-name="WWNum27">
        <text:list-item>
          <text:list>
            <text:list-item>
              <text:h text:style-name="P75" text:outline-level="2"><text:bookmark-start text:name="__RefHeading__527_1464131013"/><text:bookmark-start text:name="_Toc222978611"/>User Testing<text:bookmark-end text:name="__RefHeading__527_1464131013"/><text:bookmark-end text:name="_Toc222978611"/></text:h>
            </text:list-item>
          </text:list>
        </text:list-item>
      </text:list>
      <text:p text:style-name="P6"/>
      <text:p text:style-name="P33"><text:bookmark-start text:name="_Toc192777716"/></text:p>
      <text:list xml:id="list41538650" text:continue-numbering="true" text:style-name="WWNum27">
        <text:list-item>
          <text:h text:style-name="P69" text:outline-level="1"><text:bookmark-start text:name="__RefHeading__529_1464131013"/><text:bookmark-start text:name="_Toc222978612"/>Evaluation<text:bookmark-end text:name="_Toc192777716"/><text:bookmark-end text:name="__RefHeading__529_1464131013"/><text:bookmark-end text:name="_Toc222978612"/></text:h>
        </text:list-item>
      </text:list>
      <text:p text:style-name="P6">Examiners expect to find in your dissertation a section addressing such questions as:</text:p>
      <text:p text:style-name="P6"/>
      <text:list xml:id="list32572856" text:style-name="WWNum8">
        <text:list-item>
          <text:p text:style-name="P79">Were the requirements correctly identified?</text:p>
        </text:list-item>
        <text:list-item>
          <text:p text:style-name="P79">Were the design decisions correct?</text:p>
        </text:list-item>
        <text:list-item>
          <text:p text:style-name="P79">Could a more suitable set of tools have been chosen?</text:p>
        </text:list-item>
        <text:list-item>
          <text:p text:style-name="P79">How well did the software meet the needs of those who were expecting to use it? </text:p>
        </text:list-item>
        <text:list-item>
          <text:p text:style-name="P79">How well were any other project aims achieved? </text:p>
        </text:list-item>
        <text:list-item>
          <text:p text:style-name="P79">If you were starting again, what would you do differently?</text:p>
        </text:list-item>
      </text:list>
      <text:p text:style-name="P6"/>
      <text:p text:style-name="P6">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6"/>
      <text:p text:style-name="P6">There will be good things and room for improvement with any project. As you write this section, identify and discuss the parts of the work that went well and also consider ways in which the work could be improved. </text:p>
      <text:p text:style-name="P6"/>
      <text:p text:style-name="P6">The critical evaluation can sometimes be the weakest aspect of most project dissertations. We will discuss this in a future lecture and there are some additional points raised on the project website. </text:p>
      <text:p text:style-name="Standard"/>
      <text:p text:style-name="Standard"/>
      <text:p text:style-name="P14"><text:bookmark-start text:name="_Toc192777717"/></text:p>
      <text:h text:style-name="P72" text:outline-level="1"><text:bookmark-start text:name="__RefHeading__531_1464131013"/><text:bookmark-start text:name="_Toc222978613"/>Appendices<text:bookmark-end text:name="_Toc192777717"/><text:bookmark-end text:name="__RefHeading__531_1464131013"/><text:bookmark-end text:name="_Toc222978613"/></text:h>
      <text:p text:style-name="Standard"/>
      <text:list xml:id="list32572438" text:style-name="WWNum22">
        <text:list-item>
          <text:p text:style-name="P82"><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70" text:outline-level="1"/>
      <text:p text:style-name="P15"/>
      <text:list xml:id="list41520780" text:continue-numbering="true" text:style-name="WWNum22">
        <text:list-item>
          <text:p text:style-name="P83"><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6"/>
      <text:p text:style-name="P33"><text:bookmark-start text:name="_Toc192777719"/></text:p>
      <text:h text:style-name="P70" text:outline-level="1"><text:bookmark-start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 </text:p>
      <text:p text:style-name="Standard"/>
      <text:list xml:id="list32560125" text:style-name="WWNum3">
        <text:list-item>
          <text:p text:style-name="P81"><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81"><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81"><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81"><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text:p text:style-name="P8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TimesNewRomanPSMT" svg:font-family="TimesNewRomanPSMT"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17</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3-03-21T20:43:58.92</meta:creation-date>
    <dc:date>2013-04-02T21:38:35.51</dc:date>
    <meta:editing-duration>PT54M46S</meta:editing-duration>
    <meta:generator>LibreOffice/3.6$Windows_x86 LibreOffice_project/58f22d5-270d05a-e2abed1-ea17a85-9b5702</meta:generator>
    <meta:document-statistic meta:table-count="0" meta:image-count="0" meta:object-count="0" meta:page-count="17" meta:paragraph-count="191" meta:word-count="2952" meta:character-count="17480" meta:non-whitespace-character-count="147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